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1744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22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hristopher</text:p>
          </table:table-cell>
          <table:table-cell office:value-type="string">
            <text:p>Sonja <text:s/></text:p>
          </table:table-cell>
          <table:table-cell office:value-type="string">
            <text:p>WalnutCreek </text:p>
          </table:table-cell>
          <table:table-cell office:value-type="string">
            <text:p>CA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dersen</text:p>
          </table:table-cell>
          <table:table-cell office:value-type="string">
            <text:p>BB </text:p>
          </table:table-cell>
          <table:table-cell office:value-type="string">
            <text:p>MissionHills</text:p>
          </table:table-cell>
          <table:table-cell office:value-type="string">
            <text:p>CA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tillman</text:p>
          </table:table-cell>
          <table:table-cell office:value-type="string">
            <text:p>Stacey</text:p>
          </table:table-cell>
          <table:table-cell office:value-type="string">
            <text:p>SanFrancisco </text:p>
          </table:table-cell>
          <table:table-cell office:value-type="string">
            <text:p>CA <text:s/>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ay</text:p>
          </table:table-cell>
          <table:table-cell office:value-type="string">
            <text:p>Ramona</text:p>
          </table:table-cell>
          <table:table-cell office:value-type="string">
            <text:p>Edison</text:p>
          </table:table-cell>
          <table:table-cell office:value-type="string">
            <text:p>NJ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en</text:p>
          </table:table-cell>
          <table:table-cell office:value-type="string">
            <text:p>Dirk</text:p>
          </table:table-cell>
          <table:table-cell office:value-type="string">
            <text:p>SpringGreen</text:p>
          </table:table-cell>
          <table:table-cell office:value-type="string">
            <text:p>WI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lug</text:p>
          </table:table-cell>
          <table:table-cell office:value-type="string">
            <text:p>Joel</text:p>
          </table:table-cell>
          <table:table-cell office:value-type="string">
            <text:p><text:s/>Sherwood </text:p>
          </table:table-cell>
          <table:table-cell office:value-type="string">
            <text:p>AR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ordy</text:p>
          </table:table-cell>
          <table:table-cell office:value-type="string">
            <text:p>Gretchen </text:p>
          </table:table-cell>
          <table:table-cell office:value-type="string">
            <text:p>Clarksville</text:p>
          </table:table-cell>
          <table:table-cell office:value-type="string">
            <text:p>TN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is <text:s/></text:p>
          </table:table-cell>
          <table:table-cell office:value-type="string">
            <text:p>Greg</text:p>
          </table:table-cell>
          <table:table-cell office:value-type="string">
            <text:p>GoldHill</text:p>
          </table:table-cell>
          <table:table-cell office:value-type="string">
            <text:p>C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Lewis </text:p>
          </table:table-cell>
          <table:table-cell office:value-type="string">
            <text:p>Jenna</text:p>
          </table:table-cell>
          <table:table-cell office:value-type="string">
            <text:p>Franklin </text:p>
          </table:table-cell>
          <table:table-cell office:value-type="string">
            <text:p>NH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eterson</text:p>
          </table:table-cell>
          <table:table-cell office:value-type="string">
            <text:p>Gervase</text:p>
          </table:table-cell>
          <table:table-cell office:value-type="string">
            <text:p>Philadelphia</text:p>
          </table:table-cell>
          <table:table-cell office:value-type="string">
            <text:p>P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askell </text:p>
          </table:table-cell>
          <table:table-cell office:value-type="string">
            <text:p>Colleen</text:p>
          </table:table-cell>
          <table:table-cell office:value-type="string">
            <text:p>MiamiBeach</text:p>
          </table:table-cell>
          <table:table-cell office:value-type="string">
            <text:p>FL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enniff</text:p>
          </table:table-cell>
          <table:table-cell office:value-type="string">
            <text:p>Sean</text:p>
          </table:table-cell>
          <table:table-cell office:value-type="string">
            <text:p>LongIsland</text:p>
          </table:table-cell>
          <table:table-cell office:value-type="string">
            <text:p>NY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awk</text:p>
          </table:table-cell>
          <table:table-cell office:value-type="string">
            <text:p>Susan</text:p>
          </table:table-cell>
          <table:table-cell office:value-type="string">
            <text:p>Palmyra</text:p>
          </table:table-cell>
          <table:table-cell office:value-type="string">
            <text:p>WI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iglesworth</text:p>
          </table:table-cell>
          <table:table-cell office:value-type="string">
            <text:p>Kelly</text:p>
          </table:table-cell>
          <table:table-cell office:value-type="string">
            <text:p>LasVegas</text:p>
          </table:table-cell>
          <table:table-cell office:value-type="string">
            <text:p>NV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atch </text:p>
          </table:table-cell>
          <table:table-cell office:value-type="string">
            <text:p>Richard</text:p>
          </table:table-cell>
          <table:table-cell office:value-type="string">
            <text:p>Newport</text:p>
          </table:table-cell>
          <table:table-cell office:value-type="string">
            <text:p>RI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Eaton</text:p>
          </table:table-cell>
          <table:table-cell office:value-type="string">
            <text:p>Debb</text:p>
          </table:table-cell>
          <table:table-cell office:value-type="string">
            <text:p>Milan</text:p>
          </table:table-cell>
          <table:table-cell office:value-type="string">
            <text:p>NH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leason</text:p>
          </table:table-cell>
          <table:table-cell office:value-type="string">
            <text:p>Kel</text:p>
          </table:table-cell>
          <table:table-cell office:value-type="string">
            <text:p>FortHood</text:p>
          </table:table-cell>
          <table:table-cell office:value-type="string">
            <text:p>TX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Hershey</text:p>
          </table:table-cell>
          <table:table-cell office:value-type="string">
            <text:p>Maralyn</text:p>
          </table:table-cell>
          <table:table-cell office:value-type="string">
            <text:p>Wakefield</text:p>
          </table:table-cell>
          <table:table-cell office:value-type="string">
            <text:p>VA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lson</text:p>
          </table:table-cell>
          <table:table-cell office:value-type="string">
            <text:p>Mitchell</text:p>
          </table:table-cell>
          <table:table-cell office:value-type="string">
            <text:p>UnionCity</text:p>
          </table:table-cell>
          <table:table-cell office:value-type="string">
            <text:p>NJ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oesch</text:p>
          </table:table-cell>
          <table:table-cell office:value-type="string">
            <text:p>Rudy</text:p>
          </table:table-cell>
          <table:table-cell office:value-type="string">
            <text:p><text:s/>VirginiaBeach</text:p>
          </table:table-cell>
          <table:table-cell office:value-type="string">
            <text:p>VA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Kappenberg </text:p>
          </table:table-cell>
          <table:table-cell office:value-type="string">
            <text:p>Kimmi</text:p>
          </table:table-cell>
          <table:table-cell office:value-type="string">
            <text:p><text:s/>Ronkonkoma</text:p>
          </table:table-cell>
          <table:table-cell office:value-type="string">
            <text:p>NY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kupin </text:p>
          </table:table-cell>
          <table:table-cell office:value-type="string">
            <text:p>Michael</text:p>
          </table:table-cell>
          <table:table-cell office:value-type="string">
            <text:p>WhiteLake</text:p>
          </table:table-cell>
          <table:table-cell office:value-type="string">
            <text:p>MI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arner</text:p>
          </table:table-cell>
          <table:table-cell office:value-type="string">
            <text:p>Jeff</text:p>
          </table:table-cell>
          <table:table-cell office:value-type="string">
            <text:p>NewYork </text:p>
          </table:table-cell>
          <table:table-cell office:value-type="string">
            <text:p>NY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alaway</text:p>
          </table:table-cell>
          <table:table-cell office:value-type="string">
            <text:p>Alicia</text:p>
          </table:table-cell>
          <table:table-cell office:value-type="string">
            <text:p>NewYork</text:p>
          </table:table-cell>
          <table:table-cell office:value-type="string">
            <text:p>NY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anthey</text:p>
          </table:table-cell>
          <table:table-cell office:value-type="string">
            <text:p>Jerri</text:p>
          </table:table-cell>
          <table:table-cell office:value-type="string">
            <text:p>LosAngeles</text:p>
          </table:table-cell>
          <table:table-cell office:value-type="string">
            <text:p>CA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rown</text:p>
          </table:table-cell>
          <table:table-cell office:value-type="string">
            <text:p>Nick</text:p>
          </table:table-cell>
          <table:table-cell office:value-type="string">
            <text:p>Steilacoom</text:p>
          </table:table-cell>
          <table:table-cell office:value-type="string">
            <text:p>W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rkich</text:p>
          </table:table-cell>
          <table:table-cell office:value-type="string">
            <text:p>Amber</text:p>
          </table:table-cell>
          <table:table-cell office:value-type="string">
            <text:p>Beaver</text:p>
          </table:table-cell>
          <table:table-cell office:value-type="string">
            <text:p>P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ingham</text:p>
          </table:table-cell>
          <table:table-cell office:value-type="string">
            <text:p>Rodger</text:p>
          </table:table-cell>
          <table:table-cell office:value-type="string">
            <text:p>Crittenden</text:p>
          </table:table-cell>
          <table:table-cell office:value-type="string">
            <text:p>KY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arski </text:p>
          </table:table-cell>
          <table:table-cell office:value-type="string">
            <text:p>Elisabeth</text:p>
          </table:table-cell>
          <table:table-cell office:value-type="string">
            <text:p>Boston</text:p>
          </table:table-cell>
          <table:table-cell office:value-type="string">
            <text:p>M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amie </text:p>
          </table:table-cell>
          <table:table-cell office:value-type="string">
            <text:p>Keith</text:p>
          </table:table-cell>
          <table:table-cell office:value-type="string">
            <text:p>Bloomfield</text:p>
          </table:table-cell>
          <table:table-cell office:value-type="string">
            <text:p>MI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onaldson</text:p>
          </table:table-cell>
          <table:table-cell office:value-type="string">
            <text:p>Colby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esson</text:p>
          </table:table-cell>
          <table:table-cell office:value-type="string">
            <text:p>Tina</text:p>
          </table:table-cell>
          <table:table-cell office:value-type="string">
            <text:p>Knoxville</text:p>
          </table:table-cell>
          <table:table-cell office:value-type="string">
            <text:p>TN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gden</text:p>
          </table:table-cell>
          <table:table-cell office:value-type="string">
            <text:p>Diane</text:p>
          </table:table-cell>
          <table:table-cell office:value-type="string">
            <text:p>Lincoln</text:p>
          </table:table-cell>
          <table:table-cell office:value-type="string">
            <text:p>N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macho</text:p>
          </table:table-cell>
          <table:table-cell office:value-type="string">
            <text:p>Jessie</text:p>
          </table:table-cell>
          <table:table-cell office:value-type="string">
            <text:p>Orlando</text:p>
          </table:table-cell>
          <table:table-cell office:value-type="string">
            <text:p>FL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ilancione</text:p>
          </table:table-cell>
          <table:table-cell office:value-type="string">
            <text:p>Carl</text:p>
          </table:table-cell>
          <table:table-cell office:value-type="string">
            <text:p>WinterSprings</text:p>
          </table:table-cell>
          <table:table-cell office:value-type="string">
            <text:p>FL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pencer</text:p>
          </table:table-cell>
          <table:table-cell office:value-type="string">
            <text:p>Linda</text:p>
          </table:table-cell>
          <table:table-cell office:value-type="string">
            <text:p>Cambridge</text:p>
          </table:table-cell>
          <table:table-cell office:value-type="string">
            <text:p>MA</text:p>
          </table:table-cell>
          <table:table-cell office:value-type="float" office:value="44">
            <text:p>44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:Sheet1.B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13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K</meta:initial-creator>
    <meta:creation-date>2018-02-18T13:33:23</meta:creation-date>
    <dc:date>2018-02-18T13:55:00</dc:date>
    <dc:creator>E K</dc:creator>
    <meta:editing-duration>PT21M37S</meta:editing-duration>
    <meta:editing-cycles>15</meta:editing-cycles>
    <meta:generator>OpenOffice/4.1.3$Unix OpenOffice.org_project/413m1$Build-9783</meta:generator>
    <meta:document-statistic meta:table-count="3" meta:cell-count="216" meta:object-count="0"/>
  </office:meta>
</office:document-meta>
</file>